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02dec" officeooo:paragraph-rsid="00002dec" style:font-weight-asian="bold" style:font-weight-complex="bold"/>
    </style:style>
    <style:style style:name="P2" style:family="paragraph" style:parent-style-name="Standard" style:list-style-name="L1">
      <style:text-properties fo:font-weight="bold" officeooo:rsid="00002dec" officeooo:paragraph-rsid="00002dec" style:font-weight-asian="bold" style:font-weight-complex="bold"/>
    </style:style>
    <style:style style:name="P3" style:family="paragraph" style:parent-style-name="Standard" style:list-style-name="L1">
      <style:text-properties fo:font-weight="bold" officeooo:rsid="0000e661" officeooo:paragraph-rsid="0000e661" style:font-weight-asian="bold" style:font-weight-complex="bold"/>
    </style:style>
    <style:style style:name="P4" style:family="paragraph" style:parent-style-name="Standard" style:list-style-name="L1">
      <style:text-properties fo:font-weight="bold" officeooo:rsid="00010abb" officeooo:paragraph-rsid="00010abb" style:font-weight-asian="bold" style:font-weight-complex="bold"/>
    </style:style>
    <style:style style:name="P5" style:family="paragraph" style:parent-style-name="Standard" style:list-style-name="L1">
      <style:text-properties fo:font-weight="bold" officeooo:rsid="0003f1f3" officeooo:paragraph-rsid="0003f1f3" style:font-weight-asian="bold" style:font-weight-complex="bold"/>
    </style:style>
    <style:style style:name="P6" style:family="paragraph" style:parent-style-name="Standard" style:list-style-name="L1">
      <style:text-properties fo:font-weight="bold" officeooo:rsid="00041b4c" officeooo:paragraph-rsid="00041b4c" style:font-weight-asian="bold" style:font-weight-complex="bold"/>
    </style:style>
    <style:style style:name="P7" style:family="paragraph" style:parent-style-name="Standard" style:list-style-name="L1">
      <style:text-properties fo:font-weight="bold" officeooo:rsid="00054492" officeooo:paragraph-rsid="00054492" style:font-weight-asian="bold" style:font-weight-complex="bold"/>
    </style:style>
    <style:style style:name="P8" style:family="paragraph" style:parent-style-name="Standard" style:list-style-name="L1">
      <style:text-properties fo:font-weight="bold" officeooo:rsid="000592d5" officeooo:paragraph-rsid="000592d5" style:font-weight-asian="bold" style:font-weight-complex="bold"/>
    </style:style>
    <style:style style:name="P9" style:family="paragraph" style:parent-style-name="Standard" style:list-style-name="L1">
      <style:text-properties fo:font-weight="bold" officeooo:rsid="00061302" officeooo:paragraph-rsid="00061302" style:font-weight-asian="bold" style:font-weight-complex="bold"/>
    </style:style>
    <style:style style:name="P10" style:family="paragraph" style:parent-style-name="Standard" style:list-style-name="L1">
      <style:text-properties fo:font-weight="bold" officeooo:rsid="0007e781" officeooo:paragraph-rsid="0007e781" style:font-weight-asian="bold" style:font-weight-complex="bold"/>
    </style:style>
    <style:style style:name="P11" style:family="paragraph" style:parent-style-name="Standard">
      <style:text-properties fo:font-weight="bold" officeooo:rsid="0007e781" officeooo:paragraph-rsid="0007e781" style:font-weight-asian="bold" style:font-weight-complex="bold"/>
    </style:style>
    <style:style style:name="P12" style:family="paragraph" style:parent-style-name="Standard">
      <style:text-properties fo:font-weight="bold" officeooo:rsid="000af86f" officeooo:paragraph-rsid="000af86f" style:font-weight-asian="bold" style:font-weight-complex="bold"/>
    </style:style>
    <style:style style:name="P13" style:family="paragraph" style:parent-style-name="Standard">
      <style:text-properties fo:font-weight="bold" officeooo:rsid="000c7324" officeooo:paragraph-rsid="000c7324" style:font-weight-asian="bold" style:font-weight-complex="bold"/>
    </style:style>
    <style:style style:name="P14" style:family="paragraph" style:parent-style-name="Standard">
      <style:text-properties fo:font-weight="bold" officeooo:rsid="00101e43" officeooo:paragraph-rsid="00101e43" style:font-weight-asian="bold" style:font-weight-complex="bold"/>
    </style:style>
    <style:style style:name="P15" style:family="paragraph" style:parent-style-name="Standard">
      <style:text-properties fo:font-weight="bold" officeooo:rsid="0010f58e" officeooo:paragraph-rsid="0010f58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4e6" officeooo:paragraph-rsid="000e54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254fd" style:font-weight-asian="normal" style:font-weight-complex="normal"/>
    </style:style>
    <style:style style:name="T6" style:family="text">
      <style:text-properties style:text-underline-style="none" officeooo:rsid="000254f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INTEGRA<text:span text:style-name="T1">:</text:span></text:p>
      <text:list xml:id="list2310621937" text:style-name="L1">
        <text:list-item>
          <text:p text:style-name="P2"><text:span text:style-name="T1">incentivo fiscal às exportações;</text:span></text:p>
        </text:list-item>
        <text:list-item>
          <text:p text:style-name="P3"><text:span text:style-name="T1">compensar existência de </text:span><text:span text:style-name="T2">resíduos tributários</text:span><text:span text:style-name="T4">;</text:span></text:p>
        </text:list-item>
        <text:list-item>
          <text:p text:style-name="P4"><text:span text:style-name="T6">ressarcimento</text:span><text:span text:style-name="T5"> por meio da </text:span><text:span text:style-name="T4">aplicação de percentual definido pelo </text:span><text:span text:style-name="T3">Poder Executivo</text:span><text:span text:style-name="T4"> sobre a </text:span><text:span text:style-name="T3">receita de exportação</text:span><text:span text:style-name="T4"> de PJ exportadora;</text:span></text:p>
          <text:list>
            <text:list-item>
              <text:p text:style-name="P5"><text:span text:style-name="T3">entre 0,1% e 3%</text:span><text:span text:style-name="T4">, admitida a diferenciação por bem;</text:span></text:p>
            </text:list-item>
            <text:list-item>
              <text:p text:style-name="P6"><text:span text:style-name="T4">atualmente é </text:span><text:span text:style-name="T3">3% para todos os setores e atividades</text:span><text:span text:style-name="T4">;</text:span></text:p>
            </text:list-item>
          </text:list>
        </text:list-item>
        <text:list-item>
          <text:p text:style-name="P7"><text:span text:style-name="T4">ressarcimento pode se dar por:</text:span></text:p>
          <text:list>
            <text:list-item>
              <text:p text:style-name="P7"><text:span text:style-name="T3">compensação</text:span><text:span text:style-name="T4"> com débitos próprios relativos a tributos administrados pela RFB; ou</text:span></text:p>
            </text:list-item>
            <text:list-item>
              <text:p text:style-name="P7"><text:span text:style-name="T3">ressarcimento em espécie</text:span><text:span text:style-name="T4">;</text:span></text:p>
            </text:list-item>
          </text:list>
        </text:list-item>
        <text:list-item>
          <text:p text:style-name="P8"><text:span text:style-name="T4">condições </text:span><text:span text:style-name="T3">cumulativas </text:span><text:span text:style-name="T4">do bem exportado para ter direito a ressarcimento:</text:span></text:p>
          <text:list>
            <text:list-item>
              <text:p text:style-name="P9"><text:span text:style-name="T4">ter sido industrializado no País;</text:span></text:p>
            </text:list-item>
            <text:list-item>
              <text:p text:style-name="P9"><text:span text:style-name="T4">ter classificação TIPI em anexo ao D8415/15; e</text:span></text:p>
            </text:list-item>
            <text:list-item>
              <text:p text:style-name="P9"><text:span text:style-name="T4">custo total de insumos importados </text:span><text:span text:style-name="T3">não</text:span><text:span text:style-name="T4"> superior ao limite percentual do preço de exportação definido no anexo ao D8415/15;</text:span></text:p>
            </text:list-item>
          </text:list>
        </text:list-item>
        <text:list-item>
          <text:p text:style-name="P10"><text:span text:style-name="T3">não se aplica a ECE</text:span><text:span text:style-name="T4">.</text:span></text:p>
        </text:list-item>
      </text:list>
      <text:p text:style-name="P11"><text:span text:style-name="T4"/></text:p>
      <text:p text:style-name="P12"><text:span text:style-name="T4">O FG do PIS/COFINS-importação considera-se ocorrido na data do registro da DI, </text:span><text:span text:style-name="T3">inclusive</text:span><text:span text:style-name="T4"> no caso de despacho para consumo de bens importados sob regime suspensivo de tributação.</text:span></text:p>
      <text:p text:style-name="P12"><text:span text:style-name="T4"/></text:p>
      <text:p text:style-name="P13"><text:span text:style-name="T4">STF: o gravame das operações de importação se dá </text:span><text:span text:style-name="T3">não</text:span><text:span text:style-name="T4"> como concretização do princípio da isonomia, <text:s/>mas como medida de política tributária tendente a evitar que a entrada de produtos desonerados tenha efeitos predatórios relativamente às empresas sediadas no País, visando, assim, ao equilíbrio da balança comercial.</text:span></text:p>
      <text:p text:style-name="P13"><text:span text:style-name="T4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6">Apenas podem incidir sobre energia elétrica, serviços de telecom, derivados de petróleo, combustíveis e minerais do País o <text:span text:style-name="T8">ICMS, o II e o IE</text:span>.</text:p>
          </table:table-cell>
        </table:table-row>
      </table:table>
      <text:p text:style-name="P13"><text:span text:style-name="T4"/></text:p>
      <text:p text:style-name="P14"><text:span text:style-name="T4">O retorno de mercadorias </text:span><text:span text:style-name="T3">exportadas temporariamente</text:span><text:span text:style-name="T4"> é tratado como hipótese de </text:span><text:span text:style-name="T3">não incidência</text:span><text:span text:style-name="T4"> do PIS/COFINS-importação.</text:span></text:p>
      <text:p text:style-name="P14"><text:span text:style-name="T4"/></text:p>
      <text:p text:style-name="P15"><text:span text:style-name="T4">Na </text:span><text:span text:style-name="T3">literalidade</text:span><text:span text:style-name="T4"> do RA, as importações realizadas pela U, E, DF, M são </text:span><text:span text:style-name="T3">isentas</text:span><text:span text:style-name="T4"> de PIS/COFINS-import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5T21:47:50.911000000</dc:date>
    <meta:editing-duration>PT2H13M42S</meta:editing-duration>
    <meta:editing-cycles>17</meta:editing-cycles>
    <meta:document-statistic meta:table-count="1" meta:image-count="0" meta:object-count="0" meta:page-count="1" meta:paragraph-count="19" meta:word-count="255" meta:character-count="1611" meta:non-whitespace-character-count="1387"/>
  </office:meta>
</office:document-meta>
</file>